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8e8e8" draw:textarea-horizontal-align="justify" draw:textarea-vertical-align="middle" draw:auto-grow-height="false" fo:min-height="8.894cm" fo:min-width="10.676cm"/>
    </style:style>
    <style:style style:name="gr2" style:family="graphic" style:parent-style-name="standard">
      <style:graphic-properties svg:stroke-width="0.018cm" svg:stroke-color="#000000" draw:marker-start-width="0.227cm" draw:marker-end-width="0.227cm" draw:fill="solid" draw:fill-color="#e8e8e8" draw:opacity="100%" draw:opacity-name="" draw:textarea-horizontal-align="justify" draw:textarea-vertical-align="middle" draw:auto-grow-height="false" fo:min-height="3.796cm" fo:min-width="3.292cm" fo:padding-top="0.134cm" fo:padding-bottom="0.134cm" fo:padding-left="0.259cm" fo:padding-right="0.259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83cm" fo:min-width="0.73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78cm" fo:min-width="0.482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6cm" fo:min-width="0.01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98cm" fo:min-width="0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98cm" fo:min-width="0.578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.102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14cm" fo:min-width="0.102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e8e8e8"/>
      <style:paragraph-properties fo:text-align="center"/>
    </style:style>
    <style:style style:name="P2" style:family="paragraph">
      <loext:graphic-properties draw:fill="solid" draw:fill-color="#e8e8e8" draw:opacity="100%"/>
      <style:paragraph-properties fo:text-align="center"/>
    </style:style>
    <style:style style:name="P3" style:family="paragraph">
      <style:paragraph-properties fo:text-align="center"/>
      <style:text-properties fo:color="#000000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color="#000000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margin-top="0cm" fo:margin-bottom="0cm" fo:text-align="center"/>
    </style:style>
    <style:style style:name="P10" style:family="paragraph">
      <loext:graphic-properties draw:fill="none"/>
      <style:paragraph-properties fo:margin-top="0cm" fo:margin-bottom="0cm" fo:text-align="center"/>
      <style:text-properties fo:font-size="10pt" style:font-size-asian="10pt" style:font-size-complex="10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T5" style:family="text">
      <style:text-properties style:text-position="-33% 58%" style:font-name="Liberation Sans" fo:font-size="12pt" style:font-name-asian="Liberation Sans1" style:font-size-asian="12pt" style:font-name-complex="Liberation Sans1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T8" style:family="text">
      <style:text-properties style:text-position="-33% 58%" fo:font-size="10pt" style:font-size-asian="10pt" style:font-size-complex="10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76cm" svg:height="9.144cm" svg:x="7.35cm" svg:y="2.7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4.064cm" svg:x="2.397cm" svg:y="2.7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0.767cm" svg:x="11.414cm" svg:y="3.165cm">
          <text:p text:style-name="P3"><text:span text:style-name="T1">FIR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016cm" svg:height="0.762cm" svg:x="13.446cm" svg:y="3.165cm">
          <text:p text:style-name="P5"><text:span text:style-name="T3">↓</text:span><text:span text:style-name="T4">8f</text:span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762cm" svg:height="0.762cm" svg:x="4.683cm" svg:y="3.16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" draw:text-style-name="P7" draw:layer="layout" svg:width="0.762cm" svg:height="0.762cm" svg:x="4.683cm" svg:y="4.943cm">
          <text:p text:style-name="P5"><text:span text:style-name="T6">90</text:span><text:span text:style-name="T7">°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7" draw:text-style-name="P7" draw:layer="layout" svg:width="0.762cm" svg:height="0.762cm" draw:transform="rotate (0.000174532925198991) translate (3.413cm 4.438cm)">
          <text:p text:style-name="P8"><text:span text:style-name="T6">LO</text:span><text:span text:style-name="T8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7" draw:layer="layout" svg:width="1.27cm" svg:height="0.762cm" svg:x="1cm" svg:y="3.165cm">
          <text:p text:style-name="P5"><text:span text:style-name="T6">RF I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1.27cm" svg:height="0.635cm" draw:transform="rotate (-1.5706217938697) translate (3.159cm 2.908cm)">
          <text:p text:style-name="P9"><text:span text:style-name="T6">G</text:span>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762cm" svg:height="0.762cm" svg:x="4.683cm" svg:y="5.70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0" draw:text-style-name="P11" draw:layer="layout" svg:x1="2.27cm" svg:y1="3.546cm" svg:x2="2.524cm" svg:y2="3.546cm">
          <text:p/>
        </draw:line>
        <draw:line draw:style-name="gr10" draw:text-style-name="P11" draw:layer="layout" svg:x1="3.175cm" svg:y1="3.534cm" svg:x2="4.699cm" svg:y2="3.534cm">
          <text:p/>
        </draw:line>
        <draw:line draw:style-name="gr10" draw:text-style-name="P11" draw:layer="layout" svg:x1="4.175cm" svg:y1="4.816cm" svg:x2="5.064cm" svg:y2="4.816cm">
          <text:p/>
        </draw:line>
        <draw:line draw:style-name="gr10" draw:text-style-name="P11" draw:layer="layout" svg:x1="5.081cm" svg:y1="3.927cm" svg:x2="5.069cm" svg:y2="4.951cm">
          <text:p/>
        </draw:line>
        <draw:custom-shape draw:style-name="gr11" draw:text-style-name="P10" draw:layer="layout" svg:width="1.27cm" svg:height="0.893cm" draw:transform="rotate (1.5707963267949) translate (7.61cm 4.181cm)">
          <text:p text:style-name="P9"><text:span text:style-name="T6">ADC</text:span>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762cm" svg:height="0.762cm" svg:x="9.763cm" svg:y="3.16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" draw:text-style-name="P7" draw:layer="layout" svg:width="0.762cm" svg:height="0.762cm" svg:x="9.763cm" svg:y="4.943cm">
          <text:p text:style-name="P5"><text:span text:style-name="T6">90</text:span><text:span text:style-name="T7">°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7" draw:text-style-name="P7" draw:layer="layout" svg:width="0.762cm" svg:height="0.762cm" draw:transform="rotate (0.000174532925198991) translate (8.493cm 4.438cm)">
          <text:p text:style-name="P8"><text:span text:style-name="T6">LO</text:span><text:span text:style-name="T8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6" draw:layer="layout" svg:width="0.762cm" svg:height="0.762cm" svg:x="9.763cm" svg:y="5.70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0" draw:text-style-name="P11" draw:layer="layout" svg:x1="9.255cm" svg:y1="4.816cm" svg:x2="10.144cm" svg:y2="4.816cm">
          <text:p/>
        </draw:line>
        <draw:line draw:style-name="gr10" draw:text-style-name="P11" draw:layer="layout" svg:x1="10.156cm" svg:y1="3.927cm" svg:x2="10.144cm" svg:y2="4.951cm">
          <text:p/>
        </draw:line>
        <draw:custom-shape draw:style-name="gr3" draw:text-style-name="P4" draw:layer="layout" svg:width="1.27cm" svg:height="0.767cm" svg:x="15.212cm" svg:y="3.165cm">
          <text:p text:style-name="P3"><text:span text:style-name="T1">FIR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016cm" svg:height="0.762cm" svg:x="17.256cm" svg:y="3.165cm">
          <text:p text:style-name="P5"><text:span text:style-name="T3">↓</text:span><text:span text:style-name="T4">f</text:span><text:span text:style-name="T5">s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5.445cm" svg:y1="3.546cm" svg:x2="7.604cm" svg:y2="3.546cm">
          <text:p/>
        </draw:line>
        <draw:line draw:style-name="gr10" draw:text-style-name="P11" draw:layer="layout" svg:x1="8.494cm" svg:y1="3.544cm" svg:x2="9.764cm" svg:y2="3.544cm">
          <text:p/>
        </draw:line>
        <draw:line draw:style-name="gr10" draw:text-style-name="P11" draw:layer="layout" svg:x1="10.533cm" svg:y1="3.539cm" svg:x2="11.422cm" svg:y2="3.539cm">
          <text:p/>
        </draw:line>
        <draw:line draw:style-name="gr10" draw:text-style-name="P11" draw:layer="layout" svg:x1="12.684cm" svg:y1="3.539cm" svg:x2="13.446cm" svg:y2="3.539cm">
          <text:p/>
        </draw:line>
        <draw:line draw:style-name="gr10" draw:text-style-name="P11" draw:layer="layout" svg:x1="14.462cm" svg:y1="3.539cm" svg:x2="15.224cm" svg:y2="3.539cm">
          <text:p/>
        </draw:line>
        <draw:line draw:style-name="gr10" draw:text-style-name="P11" draw:layer="layout" svg:x1="16.486cm" svg:y1="3.539cm" svg:x2="17.248cm" svg:y2="3.539cm">
          <text:p/>
        </draw:line>
        <draw:custom-shape draw:style-name="gr3" draw:text-style-name="P4" draw:layer="layout" svg:width="1.27cm" svg:height="0.767cm" svg:x="11.415cm" svg:y="5.705cm">
          <text:p text:style-name="P3"><text:span text:style-name="T1">FIR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016cm" svg:height="0.762cm" svg:x="13.447cm" svg:y="5.705cm">
          <text:p text:style-name="P5"><text:span text:style-name="T3">↓</text:span><text:span text:style-name="T4">8f</text:span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0.767cm" svg:x="15.213cm" svg:y="5.705cm">
          <text:p text:style-name="P3"><text:span text:style-name="T1">FIR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016cm" svg:height="0.762cm" svg:x="17.257cm" svg:y="5.705cm">
          <text:p text:style-name="P5"><text:span text:style-name="T3">↓</text:span><text:span text:style-name="T4">f</text:span><text:span text:style-name="T5">s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0.534cm" svg:y1="6.079cm" svg:x2="11.423cm" svg:y2="6.079cm">
          <text:p/>
        </draw:line>
        <draw:line draw:style-name="gr10" draw:text-style-name="P11" draw:layer="layout" svg:x1="12.685cm" svg:y1="6.079cm" svg:x2="13.447cm" svg:y2="6.079cm">
          <text:p/>
        </draw:line>
        <draw:line draw:style-name="gr10" draw:text-style-name="P11" draw:layer="layout" svg:x1="14.463cm" svg:y1="6.079cm" svg:x2="15.225cm" svg:y2="6.079cm">
          <text:p/>
        </draw:line>
        <draw:line draw:style-name="gr10" draw:text-style-name="P11" draw:layer="layout" svg:x1="16.487cm" svg:y1="6.079cm" svg:x2="17.249cm" svg:y2="6.079cm">
          <text:p/>
        </draw:line>
        <draw:line draw:style-name="gr10" draw:text-style-name="P11" draw:layer="layout" svg:x1="3.168cm" svg:y1="3.546cm" svg:x2="3.168cm" svg:y2="6.086cm">
          <text:p/>
        </draw:line>
        <draw:line draw:style-name="gr10" draw:text-style-name="P11" draw:layer="layout" svg:x1="3.159cm" svg:y1="6.086cm" svg:x2="4.683cm" svg:y2="6.086cm">
          <text:p/>
        </draw:line>
        <draw:frame draw:style-name="gr12" draw:text-style-name="P12" draw:layer="layout" svg:width="0.997cm" svg:height="0.962cm" svg:x="5.191cm" svg:y="3.419cm">
          <draw:text-box>
            <text:p>Q</text:p>
          </draw:text-box>
        </draw:frame>
        <draw:frame draw:style-name="gr12" draw:text-style-name="P12" draw:layer="layout" svg:width="3.182cm" svg:height="0.962cm" svg:x="12.256cm" svg:y="4.297cm">
          <draw:text-box>
            <text:p>Q Branch</text:p>
          </draw:text-box>
        </draw:frame>
        <draw:frame draw:style-name="gr12" draw:text-style-name="P12" draw:layer="layout" svg:width="0.68cm" svg:height="0.962cm" svg:x="5.391cm" svg:y="5.959cm">
          <draw:text-box>
            <text:p>I</text:p>
          </draw:text-box>
        </draw:frame>
        <draw:line draw:style-name="gr10" draw:text-style-name="P11" draw:layer="layout" svg:x1="5.446cm" svg:y1="6.086cm" svg:x2="6.716cm" svg:y2="6.086cm">
          <text:p/>
        </draw:line>
        <draw:custom-shape draw:style-name="gr3" draw:text-style-name="P4" draw:layer="layout" svg:width="1.27cm" svg:height="0.767cm" svg:x="11.414cm" svg:y="8.245cm">
          <text:p text:style-name="P3"><text:span text:style-name="T1">FIR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016cm" svg:height="0.762cm" svg:x="13.446cm" svg:y="8.245cm">
          <text:p text:style-name="P5"><text:span text:style-name="T3">↓</text:span><text:span text:style-name="T4">8f</text:span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27cm" svg:height="0.893cm" draw:transform="rotate (1.5707963267949) translate (7.61cm 9.261cm)">
          <text:p text:style-name="P9"><text:span text:style-name="T6">ADC</text:span>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762cm" svg:height="0.762cm" svg:x="9.763cm" svg:y="8.24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" draw:text-style-name="P7" draw:layer="layout" svg:width="0.762cm" svg:height="0.762cm" svg:x="9.763cm" svg:y="10.023cm">
          <text:p text:style-name="P5"><text:span text:style-name="T6">90</text:span><text:span text:style-name="T7">°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7" draw:text-style-name="P7" draw:layer="layout" svg:width="0.762cm" svg:height="0.762cm" draw:transform="rotate (0.000174532925198991) translate (8.493cm 9.518cm)">
          <text:p text:style-name="P8"><text:span text:style-name="T6">LO</text:span><text:span text:style-name="T8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6" draw:layer="layout" svg:width="0.762cm" svg:height="0.762cm" svg:x="9.763cm" svg:y="10.78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0" draw:text-style-name="P11" draw:layer="layout" svg:x1="9.255cm" svg:y1="9.896cm" svg:x2="10.144cm" svg:y2="9.896cm">
          <text:p/>
        </draw:line>
        <draw:line draw:style-name="gr10" draw:text-style-name="P11" draw:layer="layout" svg:x1="10.156cm" svg:y1="9.007cm" svg:x2="10.144cm" svg:y2="10.031cm">
          <text:p/>
        </draw:line>
        <draw:custom-shape draw:style-name="gr3" draw:text-style-name="P4" draw:layer="layout" svg:width="1.27cm" svg:height="0.767cm" svg:x="15.212cm" svg:y="8.245cm">
          <text:p text:style-name="P3"><text:span text:style-name="T1">FIR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016cm" svg:height="0.762cm" svg:x="17.256cm" svg:y="8.245cm">
          <text:p text:style-name="P5"><text:span text:style-name="T3">↓</text:span><text:span text:style-name="T4">f</text:span><text:span text:style-name="T5">s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494cm" svg:y1="8.624cm" svg:x2="9.764cm" svg:y2="8.624cm">
          <text:p/>
        </draw:line>
        <draw:line draw:style-name="gr10" draw:text-style-name="P11" draw:layer="layout" svg:x1="10.533cm" svg:y1="8.619cm" svg:x2="11.422cm" svg:y2="8.619cm">
          <text:p/>
        </draw:line>
        <draw:line draw:style-name="gr10" draw:text-style-name="P11" draw:layer="layout" svg:x1="12.684cm" svg:y1="8.619cm" svg:x2="13.446cm" svg:y2="8.619cm">
          <text:p/>
        </draw:line>
        <draw:line draw:style-name="gr10" draw:text-style-name="P11" draw:layer="layout" svg:x1="14.462cm" svg:y1="8.619cm" svg:x2="15.224cm" svg:y2="8.619cm">
          <text:p/>
        </draw:line>
        <draw:line draw:style-name="gr10" draw:text-style-name="P11" draw:layer="layout" svg:x1="16.486cm" svg:y1="8.619cm" svg:x2="17.248cm" svg:y2="8.619cm">
          <text:p/>
        </draw:line>
        <draw:custom-shape draw:style-name="gr3" draw:text-style-name="P4" draw:layer="layout" svg:width="1.27cm" svg:height="0.767cm" svg:x="11.415cm" svg:y="10.785cm">
          <text:p text:style-name="P3"><text:span text:style-name="T1">FIR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016cm" svg:height="0.762cm" svg:x="13.447cm" svg:y="10.785cm">
          <text:p text:style-name="P5"><text:span text:style-name="T3">↓</text:span><text:span text:style-name="T4">8f</text:span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0.767cm" svg:x="15.213cm" svg:y="10.785cm">
          <text:p text:style-name="P3"><text:span text:style-name="T1">FIR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016cm" svg:height="0.762cm" svg:x="17.257cm" svg:y="10.785cm">
          <text:p text:style-name="P5"><text:span text:style-name="T3">↓</text:span><text:span text:style-name="T4">f</text:span><text:span text:style-name="T5">s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0.534cm" svg:y1="11.159cm" svg:x2="11.423cm" svg:y2="11.159cm">
          <text:p/>
        </draw:line>
        <draw:line draw:style-name="gr10" draw:text-style-name="P11" draw:layer="layout" svg:x1="12.685cm" svg:y1="11.159cm" svg:x2="13.447cm" svg:y2="11.159cm">
          <text:p/>
        </draw:line>
        <draw:line draw:style-name="gr10" draw:text-style-name="P11" draw:layer="layout" svg:x1="14.463cm" svg:y1="11.159cm" svg:x2="15.225cm" svg:y2="11.159cm">
          <text:p/>
        </draw:line>
        <draw:line draw:style-name="gr10" draw:text-style-name="P11" draw:layer="layout" svg:x1="16.487cm" svg:y1="11.159cm" svg:x2="17.249cm" svg:y2="11.159cm">
          <text:p/>
        </draw:line>
        <draw:frame draw:style-name="gr12" draw:text-style-name="P12" draw:layer="layout" svg:width="2.864cm" svg:height="0.962cm" svg:x="12.256cm" svg:y="9.377cm">
          <draw:text-box>
            <text:p>I Branch</text:p>
          </draw:text-box>
        </draw:frame>
        <draw:line draw:style-name="gr10" draw:text-style-name="P11" draw:layer="layout" svg:x1="6.715cm" svg:y1="6.086cm" svg:x2="6.715cm" svg:y2="8.618cm">
          <text:p/>
        </draw:line>
        <draw:custom-shape draw:style-name="gr8" draw:text-style-name="P7" draw:layer="layout" svg:width="1.27cm" svg:height="0.762cm" svg:x="18.653cm" svg:y="3.166cm">
          <text:p text:style-name="P5"><text:span text:style-name="T6">Q rea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11" draw:layer="layout" svg:x1="18.272cm" svg:y1="3.546cm" svg:x2="18.653cm" svg:y2="3.546cm">
          <text:p/>
        </draw:line>
        <draw:custom-shape draw:style-name="gr8" draw:text-style-name="P7" draw:layer="layout" svg:width="1.27cm" svg:height="0.762cm" svg:x="18.654cm" svg:y="5.705cm">
          <text:p text:style-name="P5"><text:span text:style-name="T6">Q ima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11" draw:layer="layout" svg:x1="18.273cm" svg:y1="6.086cm" svg:x2="18.654cm" svg:y2="6.086cm">
          <text:p/>
        </draw:line>
        <draw:custom-shape draw:style-name="gr8" draw:text-style-name="P7" draw:layer="layout" svg:width="1.27cm" svg:height="0.762cm" svg:x="18.654cm" svg:y="8.245cm">
          <text:p text:style-name="P5"><text:span text:style-name="T6">I rea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11" draw:layer="layout" svg:x1="18.273cm" svg:y1="8.625cm" svg:x2="18.654cm" svg:y2="8.625cm">
          <text:p/>
        </draw:line>
        <draw:custom-shape draw:style-name="gr8" draw:text-style-name="P7" draw:layer="layout" svg:width="1.27cm" svg:height="0.762cm" svg:x="18.655cm" svg:y="10.784cm">
          <text:p text:style-name="P5"><text:span text:style-name="T6">I ima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11" draw:layer="layout" svg:x1="18.274cm" svg:y1="11.165cm" svg:x2="18.655cm" svg:y2="11.165cm">
          <text:p/>
        </draw:line>
        <draw:line draw:style-name="gr10" draw:text-style-name="P11" draw:layer="layout" svg:x1="6.715cm" svg:y1="8.626cm" svg:x2="7.604cm" svg:y2="8.626cm">
          <text:p/>
        </draw:line>
        <draw:frame draw:style-name="gr12" draw:text-style-name="P13" draw:layer="layout" svg:width="2.259cm" svg:height="0.806cm" svg:x="2.967cm" svg:y="6.681cm">
          <draw:text-box>
            <text:p><text:span text:style-name="T9">R</text:span><text:span text:style-name="T9">8</text:span><text:span text:style-name="T9">2</text:span><text:span text:style-name="T9">0</text:span><text:span text:style-name="T9">T</text:span><text:span text:style-name="T9">2</text:span></text:p>
          </draw:text-box>
        </draw:frame>
        <draw:frame draw:style-name="gr12" draw:text-style-name="P13" draw:layer="layout" svg:width="2.881cm" svg:height="0.806cm" svg:x="11.662cm" svg:y="11.765cm">
          <draw:text-box>
            <text:p><text:span text:style-name="T9">RTL2832U</text:span></text:p>
          </draw:text-box>
        </draw:frame>
        <draw:frame draw:style-name="gr12" draw:text-style-name="P12" draw:layer="layout" svg:width="8.668cm" svg:height="0.962cm" svg:x="5.692cm" svg:y="1.711cm">
          <draw:text-box>
            <text:p>SDR Radio Dongle (NESDR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09:51:17.753329110</meta:creation-date>
    <dc:date>2022-01-20T11:06:21.727662581</dc:date>
    <meta:editing-duration>PT5M17S</meta:editing-duration>
    <meta:editing-cycles>2</meta:editing-cycles>
    <meta:generator>LibreOffice/6.4.7.2$Linux_X86_64 LibreOffice_project/40$Build-2</meta:generator>
    <meta:document-statistic meta:object-count="81"/>
  </office:meta>
</office:document-meta>
</file>